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6ea" officeooo:paragraph-rsid="0023c43a"/>
    </style:style>
    <style:style style:name="P2" style:family="paragraph" style:parent-style-name="Standard">
      <style:text-properties officeooo:rsid="001bb7a4" officeooo:paragraph-rsid="001bb7a4"/>
    </style:style>
    <style:style style:name="P3" style:family="paragraph" style:parent-style-name="Standard">
      <style:text-properties fo:color="#800000" officeooo:rsid="002879d6" officeooo:paragraph-rsid="002879d6"/>
    </style:style>
    <style:style style:name="P4" style:family="paragraph" style:parent-style-name="Standard">
      <style:text-properties fo:color="#800000" officeooo:rsid="002879d6" officeooo:paragraph-rsid="00365380"/>
    </style:style>
    <style:style style:name="P5" style:family="paragraph" style:parent-style-name="Standard">
      <style:text-properties officeooo:rsid="002ad6d5" officeooo:paragraph-rsid="002ad6d5"/>
    </style:style>
    <style:style style:name="P6" style:family="paragraph" style:parent-style-name="Standard">
      <style:text-properties officeooo:rsid="002bc9ee" officeooo:paragraph-rsid="002bc9ee"/>
    </style:style>
    <style:style style:name="P7" style:family="paragraph" style:parent-style-name="Standard">
      <style:text-properties officeooo:rsid="00399711" officeooo:paragraph-rsid="00399711"/>
    </style:style>
    <style:style style:name="P8" style:family="paragraph" style:parent-style-name="Table_20_Contents">
      <style:text-properties fo:color="#800000"/>
    </style:style>
    <style:style style:name="P9" style:family="paragraph" style:parent-style-name="Table_20_Contents">
      <style:text-properties fo:color="#800000" officeooo:rsid="002879d6" officeooo:paragraph-rsid="002879d6"/>
    </style:style>
    <style:style style:name="P10" style:family="paragraph" style:parent-style-name="Table_20_Contents">
      <style:text-properties style:use-window-font-color="true"/>
    </style:style>
    <style:style style:name="P11" style:family="paragraph" style:parent-style-name="Table_20_Contents">
      <style:text-properties style:use-window-font-color="true" officeooo:paragraph-rsid="002bc9ee"/>
    </style:style>
    <style:style style:name="P12" style:family="paragraph" style:parent-style-name="Table_20_Contents">
      <style:text-properties style:use-window-font-color="true" officeooo:rsid="002bc9ee" officeooo:paragraph-rsid="002bc9ee"/>
    </style:style>
    <style:style style:name="P13" style:family="paragraph" style:parent-style-name="Table_20_Contents">
      <style:text-properties style:use-window-font-color="true" style:font-name="Times New Roman"/>
    </style:style>
    <style:style style:name="P14" style:family="paragraph" style:parent-style-name="Standard">
      <style:text-properties style:use-window-font-color="true" officeooo:rsid="002879d6" officeooo:paragraph-rsid="00365380"/>
    </style:style>
    <style:style style:name="P15" style:family="paragraph" style:parent-style-name="Standard">
      <style:text-properties officeooo:rsid="002bc9ee" officeooo:paragraph-rsid="00399711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bc9ee"/>
    </style:style>
    <style:style style:name="T3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4" style:family="text">
      <style:text-properties fo:font-variant="normal" fo:text-transform="none" fo:font-size="9.75pt" fo:letter-spacing="normal" fo:font-style="normal" fo:font-weight="normal"/>
    </style:style>
    <style:style style:name="T5" style:family="text">
      <style:text-properties fo:font-variant="normal" fo:text-transform="none" style:use-window-font-color="true" style:font-name="sans-serif" fo:font-size="9.75pt" fo:letter-spacing="normal" fo:font-style="normal" fo:font-weight="normal"/>
    </style:style>
    <style:style style:name="T6" style:family="text">
      <style:text-properties officeooo:rsid="002d702a"/>
    </style:style>
    <style:style style:name="T7" style:family="text">
      <style:text-properties officeooo:rsid="003398d7"/>
    </style:style>
    <style:style style:name="T8" style:family="text">
      <style:text-properties officeooo:rsid="0039b0df"/>
    </style:style>
    <style:style style:name="T9" style:family="text">
      <style:text-properties officeooo:rsid="003d87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ARA EJECUTAR LOS PROYECTOS</text:p>
      <text:p text:style-name="P2"/>
      <text:p text:style-name="P3">Autor proyecto: <text:span text:style-name="T2">ALBERTO RODRÍGUEZ MORALES</text:span></text:p>
      <text:p text:style-name="P3">Título proyecto: <text:span text:style-name="T2">ALROMA TALLER DE BICIS</text:span></text:p>
      <text:p text:style-name="P4">url de acceso: <text:a xlink:type="simple" xlink:href="https://github.com/AlbertoRodMor/alroma.git" text:style-name="Internet_20_link" text:visited-style-name="Visited_20_Internet_20_Link">https://github.com/AlbertoRodMor/alroma.git</text:a><text:span text:style-name="T1"> //</text:span></text:p>
      <text:p text:style-name="P4"><text:a xlink:type="simple" xlink:href="https://prueba-alroma.000webhostapp.com/prueba-alroma/" text:style-name="Internet_20_link" text:visited-style-name="Visited_20_Internet_20_Link"><text:span text:style-name="T1"/></text:a></text:p>
      <text:p text:style-name="P4"><text:a xlink:type="simple" xlink:href="https://prueba-alroma.000webhostapp.com/prueba-alroma/" text:style-name="Internet_20_link" text:visited-style-name="Visited_20_Internet_20_Link"><text:span text:style-name="T1">https://prueba-alroma.000webhostapp.com/prueba-alroma/</text:span></text:a></text:p>
      <text:p text:style-name="P14"/>
      <text:p text:style-name="P3">Relación de usuarios: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">USUARIO</text:p>
          </table:table-cell>
          <table:table-cell table:style-name="Tabla1.A1" office:value-type="string">
            <text:p text:style-name="P9">CONTRASEÑA</text:p>
          </table:table-cell>
          <table:table-cell table:style-name="Tabla1.C1" office:value-type="string">
            <text:p text:style-name="P9">PERFIL (administrador,...)</text:p>
          </table:table-cell>
        </table:table-row>
        <table:table-row>
          <table:table-cell table:style-name="Tabla1.A2" office:value-type="string">
            <text:p text:style-name="P8"><text:span text:style-name="T1">llenerense</text:span><text:line-break/></text:p>
          </table:table-cell>
          <table:table-cell table:style-name="Tabla1.A2" office:value-type="string">
            <text:p text:style-name="P11">alroma</text:p>
          </table:table-cell>
          <table:table-cell table:style-name="Tabla1.C2" office:value-type="string">
            <text:p text:style-name="P12">Administrador (trabajador)</text:p>
          </table:table-cell>
        </table:table-row>
        <table:table-row>
          <table:table-cell table:style-name="Tabla1.A2" office:value-type="string">
            <text:p text:style-name="P10">sCalRo<text:line-break/></text:p>
          </table:table-cell>
          <table:table-cell table:style-name="Tabla1.A2" office:value-type="string">
            <text:p text:style-name="P10">sCalRo<text:line-break/></text:p>
          </table:table-cell>
          <table:table-cell table:style-name="Tabla1.C2" office:value-type="string">
            <text:p text:style-name="P12">Trabajador</text:p>
          </table:table-cell>
        </table:table-row>
        <table:table-row>
          <table:table-cell table:style-name="Tabla1.A2" office:value-type="string">
            <text:p text:style-name="P13"><text:span text:style-name="T4">pepe</text:span> </text:p>
          </table:table-cell>
          <table:table-cell table:style-name="Tabla1.A2" office:value-type="string">
            <text:p text:style-name="P8"><text:span text:style-name="T5">pepe</text:span> </text:p>
          </table:table-cell>
          <table:table-cell table:style-name="Tabla1.C2" office:value-type="string">
            <text:p text:style-name="P12">Cliente</text:p>
          </table:table-cell>
        </table:table-row>
        <table:table-row>
          <table:table-cell table:style-name="Tabla1.A2" office:value-type="string">
            <text:p text:style-name="P8"><text:span text:style-name="T3">dwes</text:span> </text:p>
          </table:table-cell>
          <table:table-cell table:style-name="Tabla1.A2" office:value-type="string">
            <text:p text:style-name="P8"><text:span text:style-name="T3">abc123.</text:span> </text:p>
          </table:table-cell>
          <table:table-cell table:style-name="Tabla1.C2" office:value-type="string">
            <text:p text:style-name="P12">Cliente</text:p>
          </table:table-cell>
        </table:table-row>
      </table:table>
      <text:p text:style-name="P3"/>
      <text:p text:style-name="P5">Observaciones:</text:p>
      <text:p text:style-name="P5"/>
      <text:p text:style-name="P6">El administrador es el que puede añadir un trabajador. Los <text:span text:style-name="T7">de</text:span>más trabajadores no tienen esa funcionalidad. <text:span text:style-name="T6">Los otros trabajadores pueden consultar los trabajadores que hay en el sistema, sin añadir ni eliminar ninguno, consultar e insertar facturas de clientes registrados o no registrados, y tanto el trabajador administrador, como los demás trabajadores pueden consultar los alquileres que hay.</text:span></text:p>
      <text:p text:style-name="P15"/>
      <text:p text:style-name="P7">En crear facturas, <text:span text:style-name="T8">se crearán las facturas </text:span><text:span text:style-name="T9">solo </text:span><text:span text:style-name="T8">para un cliente ya registrado (los que te pongo en la tabla de arriba), en facturas no registro puedes crear la factura para otro cliente que no sea habitual y no esté registr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4T10:56:49.057000000</meta:creation-date>
    <dc:date>2021-12-12T12:08:30.324000000</dc:date>
    <meta:editing-duration>PT2H22M29S</meta:editing-duration>
    <meta:editing-cycles>36</meta:editing-cycles>
    <meta:generator>LibreOffice/6.4.2.2$Windows_X86_64 LibreOffice_project/4e471d8c02c9c90f512f7f9ead8875b57fcb1ec3</meta:generator>
    <meta:document-statistic meta:table-count="1" meta:image-count="0" meta:object-count="0" meta:page-count="1" meta:paragraph-count="24" meta:word-count="141" meta:character-count="1027" meta:non-whitespace-character-count="903"/>
  </office:meta>
</office:document-meta>
</file>